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ejaVu Sans1" svg:font-family="'DejaVu 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Skilaboð kennara af uglu: </text:p>
      <text:p text:style-name="Preformatted_20_Text"/>
      <text:p text:style-name="Text_20_body">Ég vona að próflesturinn gangi vel og óska ykkur góðs gengis í prófinu á mánudaginn. Þrátt fyrir að verkfallinu hafi verið aflýst þá verður prófið að mestum hluta krossapróf og tengja saman.</text:p>
      <text:p text:style-name="Text_20_body"/>
      <text:p text:style-name="Text_20_body"> </text:p>
      <text:p text:style-name="Text_20_body"/>
      <text:p text:style-name="Text_20_body">Í próflestrinum ættuð þið að leggja áherslu á að lesa bókina vel ásamt því að fara yfir verkefnin sem við unnum saman í vetur og hvaða námsefni var tekið fyrir í þeim. Þið þurfið ekki að kunna Java á prófinu en ég býst við að þið hafið ágæta þekkingu á Python eftir öll verkefnin sem við gerðum.</text:p>
      <text:p text:style-name="Text_20_body"/>
      <text:p text:style-name="Text_20_body"> </text:p>
      <text:p text:style-name="Text_20_body"/>
      <text:p text:style-name="Text_20_body">Í prófinu sjálfu skuluð þið lesa allar spurningarnar vel og vandlega. Ég verð á röltinu á próftímanum og ekki hika við að spyrja mig ef það er eitthvað sem er óljóst. Ég hvet ykkur til að mæta og reyna við prófið og vera ekki kvíðin. Ég hef fulla trú á að þið eigið eftir að standa ykkur vel :-)</text:p>
      <text:p text:style-name="Text_20_body"/>
      <text:p text:style-name="Text_20_body"> </text:p>
      <text:p text:style-name="Text_20_body"/>
      <text:p text:style-name="Text_20_body">Próflestrarkveðja,<text:line-break/><text:line-break/>Hildur Sif</text:p>
      <text:p text:style-name="Text_20_body"/>
      <text:p text:style-name="Text_20_body"> </text:p>
      <text:p text:style-name="Text_20_body"/>
      <text:p text:style-name="Text_20_body">P.S. Ég er sjálf að lesa fyrir próf og hef notað eftirfarandi tól til að skipuleggja mig: https://www.flying-donut.com/ Það er frítt eins og stendur og hægt er að áætla tíma á það sem maður þarf að fara yfir og fylgjast með burndown riti yfir lesturinn. Mér finnst þetta snilld og datt í hug að benda ykkur á það! :)</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ejaVu Sans1" svg:font-family="'DejaVu 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font-name-asian="Droid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WenQuanYi Micro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1"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0" meta:word-count="214" meta:character-count="1156"/>
    <dc:date>2014-04-26T09:58:34</dc:date>
    <dc:creator>Össur Ingi Jónsson</dc:creator>
    <meta:generator>OpenOffice/4.0.0$Unix OpenOffice.org_project/400m3$Build-9702</meta:generator>
  </office:meta>
</office:document-meta>
</file>